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2"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font-name="Arial" fo:font-weight="bold" style:font-weight-asian="bold" style:font-weight-complex="bold"/>
    </style:style>
    <style:style style:name="P5"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6"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7"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8"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9"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10"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11"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Standard">
      <style:paragraph-properties fo:text-align="justify"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T1" style:family="text">
      <style:text-properties fo:font-style="normal" style:font-style-asian="normal" style:font-style-complex="normal"/>
    </style:style>
    <text:list-style style:name="L1">
      <text:list-level-style-number text:level="1" text:style-name="Numbering_20_Symbols" style:num-prefix=" " style:num-suffix=" " style:num-format="1">
        <style:list-level-properties text:space-before="0.616cm" text:min-label-width="0.635cm"/>
      </text:list-level-style-number>
      <text:list-level-style-number text:level="2" text:style-name="Numbering_20_Symbols" style:num-prefix=" " style:num-suffix=" " style:num-format="1" text:display-levels="2">
        <style:list-level-properties text:space-before="1.886cm" text:min-label-width="0.635cm"/>
      </text:list-level-style-number>
      <text:list-level-style-number text:level="3" text:style-name="Numbering_20_Symbols" style:num-prefix=" " style:num-suffix=" " style:num-format="1" text:display-levels="3">
        <style:list-level-properties text:space-before="3.156cm" text:min-label-width="0.635cm"/>
      </text:list-level-style-number>
      <text:list-level-style-number text:level="4" text:style-name="Numbering_20_Symbols" style:num-prefix=" " style:num-suffix=" " style:num-format="1" text:display-levels="4">
        <style:list-level-properties text:space-before="4.426cm" text:min-label-width="0.635cm"/>
      </text:list-level-style-number>
      <text:list-level-style-number text:level="5" text:style-name="Numbering_20_Symbols" style:num-prefix=" " style:num-suffix=" " style:num-format="1" text:display-levels="5">
        <style:list-level-properties text:space-before="5.696cm" text:min-label-width="0.635cm"/>
      </text:list-level-style-number>
      <text:list-level-style-number text:level="6" text:style-name="Numbering_20_Symbols" style:num-prefix=" " style:num-suffix=" " style:num-format="1" text:display-levels="6">
        <style:list-level-properties text:space-before="6.966cm" text:min-label-width="0.635cm"/>
      </text:list-level-style-number>
      <text:list-level-style-number text:level="7" text:style-name="Numbering_20_Symbols" style:num-prefix=" " style:num-suffix=" " style:num-format="1" text:display-levels="7">
        <style:list-level-properties text:space-before="8.236cm" text:min-label-width="0.635cm"/>
      </text:list-level-style-number>
      <text:list-level-style-number text:level="8" text:style-name="Numbering_20_Symbols" style:num-prefix=" " style:num-suffix=" " style:num-format="1" text:display-levels="8">
        <style:list-level-properties text:space-before="9.506cm" text:min-label-width="0.635cm"/>
      </text:list-level-style-number>
      <text:list-level-style-number text:level="9" text:style-name="Numbering_20_Symbols" style:num-prefix=" " style:num-suffix=" " style:num-format="1" text:display-levels="9">
        <style:list-level-properties text:space-before="10.776cm" text:min-label-width="0.635cm"/>
      </text:list-level-style-number>
      <text:list-level-style-number text:level="10" text:style-name="Numbering_20_Symbols" style:num-prefix=" " style:num-suffix=" " style:num-format="1" text:display-levels="10">
        <style:list-level-properties text:space-before="12.046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LONG</text:p>
      <text:p text:style-name="P4">COMPTE RENDU DE LA RÉUNION 2</text:p>
      <text:p text:style-name="P1">(06/02/2008)</text:p>
      <text:p text:style-name="P2"/>
      <text:list text:style-name="L1">
        <text:list-item>
          <text:p text:style-name="P5">Spécifications</text:p>
        </text:list-item>
      </text:list>
      <text:p text:style-name="P3"/>
      <text:p text:style-name="P3"><text:tab/>Le document regroupant les spécifications doit être rédigé sous la forme d'une liste hiérarchisée d'exigences. Chaque exigence est accompagnée de son identifiant, de sa priorité et des besoins qu'elle vise à satisfaire. De plus, le rationnel explique en quoi elle est pertinente quant à la satisfaction des besoins.</text:p>
      <text:p text:style-name="P3"/>
      <text:p text:style-name="P3"><text:tab/>Les spécifications peuvent appartenir à deux catégories : les spécifications produit ou les spécifications non produit. Les spécifications produit décrivent les caractéristiques de l'application. Les spécifications non produit illustrent des besoins de maintenabilité ou de documentation. Ce type de configuration sera </text:p>
      <text:p text:style-name="P3"/>
      <text:p text:style-name="P3"><text:tab/>Les tests de validation doivent être conçus parallèlement à la rédaction des spécification. Chaque test doit faire référence à l'exigence correspondante. Ceci permettra d'assurer la traçabilité depuis les besoins jusqu'au tests. Cette permettra de mettre en évidence des besoins sur spécifiés, i.e. établissant des exigences trop fortes qui seront difficiles à implanter.</text:p>
      <text:p text:style-name="P3"/>
      <text:p text:style-name="P3"><text:tab/>Une exigence est dite de réalisation si elle correspond à un choix concernant le contexte de développement <text:s/>de l'application, e.g. la mise en place d'un réseau, le choix d'une politique de redistribution de charge. Une exigence fonctionnelle, quant à elle, répond à un besoin explicite du client concernant les fonctionnalités à fournir par l'application.</text:p>
      <text:p text:style-name="P3"/>
      <text:p text:style-name="P3"/>
      <text:list text:style-name="L1" text:continue-numbering="true">
        <text:list-item>
          <text:p text:style-name="P5">Architecture</text:p>
        </text:list-item>
      </text:list>
      <text:p text:style-name="P3"/>
      <text:p text:style-name="P3"><text:tab/>L'architecture indique les moyens d'implantation des exigences. Il faut d'abord partitionner les exigences en ensembles homogènes, i.e. qui ont attrait aux même aspects de l'application. Ceci permettra d'affecter une équipe par ensemble pour paralléliser le développement de l'application. Ensuite, le planning doit être arrangé de manière à prendre en compte les l'avancement des différentes équipes ainsi que les échéances de validation énoncées dans le plan de test.</text:p>
      <text:p text:style-name="P3"/>
      <text:p text:style-name="P3"><text:tab/>Les tests d'intégration serviront à valider l'architecture par mise en commun des différentes parties de l'application. L'importance de décrire les tests avant de commencer le développement est primordiale pour ne pas perdre de vue le contexte global d'exécution de la partie de l'application développée.</text:p>
      <text:p text:style-name="P3"/>
      <text:p text:style-name="P3"/>
      <text:list text:style-name="L1" text:continue-numbering="true">
        <text:list-item>
          <text:p text:style-name="P5">Présentation du contexte général</text:p>
        </text:list-item>
      </text:list>
      <text:p text:style-name="P3"/>
      <text:p text:style-name="P3"><text:tab/>L'outil de virtualisation Xen a été présenté afin d'illustrer le cadre du projet. De plus, pour augmenter la visibilité du superviseur quant aux objectifs du projet, les différentes politiques de redistribution de charge processeur et le processus de migration ont été présentés.</text:p>
      <text:p text:style-name="P3"/>
      <text:p text:style-name="P3"/>
      <text:list text:style-name="L1" text:continue-numbering="true">
        <text:list-item>
          <text:p text:style-name="P5"><text:span text:style-name="T1">Objectifs pour la prochaine séance</text:span></text:p>
        </text:list-item>
      </text:list>
      <text:p text:style-name="P12"/>
      <text:list text:style-name="L1" text:continue-numbering="true">
        <text:list-item>
          <text:list text:continue-numbering="true">
            <text:list-item>
              <text:p text:style-name="P5"><text:soft-page-break/>Spécifications</text:p>
            </text:list-item>
          </text:list>
        </text:list-item>
      </text:list>
      <text:p text:style-name="P2"/>
      <text:list text:style-name="L1" text:continue-numbering="true">
        <text:list-item>
          <text:list text:continue-numbering="true">
            <text:list-item>
              <text:p text:style-name="P5">Planning</text:p>
            </text:list-item>
          </text:list>
        </text:list-item>
      </text:list>
      <text:p text:style-name="P2"/>
      <text:list text:style-name="L1" text:continue-numbering="true">
        <text:list-item>
          <text:list text:continue-numbering="true">
            <text:list-item>
              <text:p text:style-name="P5">Technical meeti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11T08:42:14</meta:creation-date>
    <dc:creator>adminxen</dc:creator>
    <dc:date>2008-02-26T08:45:53</dc:date>
    <meta:editing-cycles>9</meta:editing-cycles>
    <meta:editing-duration>PT4H14M58S</meta:editing-duration>
    <meta:user-defined meta:name="Info 1"/>
    <meta:user-defined meta:name="Info 2"/>
    <meta:user-defined meta:name="Info 3"/>
    <meta:user-defined meta:name="Info 4"/>
    <meta:document-statistic meta:table-count="0" meta:image-count="0" meta:object-count="0" meta:page-count="2" meta:paragraph-count="17" meta:word-count="373" meta:character-count="2601"/>
  </office:meta>
</office:document-meta>
</file>